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70be" officeooo:paragraph-rsid="0010f6ca"/>
    </style:style>
    <style:style style:name="P2" style:family="paragraph" style:parent-style-name="Standard">
      <style:text-properties officeooo:paragraph-rsid="000d70be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70be" officeooo:paragraph-rsid="000d70b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f6ca" officeooo:paragraph-rsid="0010f6ca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f6ca" officeooo:paragraph-rsid="0017b5c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f6ca" officeooo:paragraph-rsid="0019260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f6ca" officeooo:paragraph-rsid="001a448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75a1e" officeooo:paragraph-rsid="00175a1e" style:font-weight-asian="bold" style:font-weight-complex="bold"/>
    </style:style>
    <style:style style:name="P9" style:family="paragraph" style:parent-style-name="Standard">
      <style:text-properties officeooo:rsid="0010f6ca" officeooo:paragraph-rsid="0010f6ca"/>
    </style:style>
    <style:style style:name="P10" style:family="paragraph" style:parent-style-name="Standard">
      <style:text-properties officeooo:rsid="0010f6ca" officeooo:paragraph-rsid="00175a1e"/>
    </style:style>
    <style:style style:name="P11" style:family="paragraph" style:parent-style-name="Standard">
      <style:text-properties officeooo:rsid="0010f6ca" officeooo:paragraph-rsid="0017b5c6"/>
    </style:style>
    <style:style style:name="P12" style:family="paragraph" style:parent-style-name="Standard">
      <style:text-properties officeooo:rsid="0010f6ca" officeooo:paragraph-rsid="00192607"/>
    </style:style>
    <style:style style:name="P13" style:family="paragraph" style:parent-style-name="Standard">
      <style:text-properties officeooo:rsid="0010f6ca" officeooo:paragraph-rsid="001a4489"/>
    </style:style>
    <style:style style:name="P14" style:family="paragraph" style:parent-style-name="Standard">
      <style:text-properties officeooo:paragraph-rsid="0010f6ca"/>
    </style:style>
    <style:style style:name="P15" style:family="paragraph" style:parent-style-name="Standard">
      <style:text-properties officeooo:paragraph-rsid="00121fd2"/>
    </style:style>
    <style:style style:name="P16" style:family="paragraph" style:parent-style-name="Standard">
      <style:text-properties officeooo:rsid="00121fd2" officeooo:paragraph-rsid="00121fd2"/>
    </style:style>
    <style:style style:name="P17" style:family="paragraph" style:parent-style-name="Standard">
      <style:text-properties officeooo:rsid="00175a1e" officeooo:paragraph-rsid="00121fd2"/>
    </style:style>
    <style:style style:name="P18" style:family="paragraph" style:parent-style-name="Standard">
      <style:text-properties officeooo:rsid="00175a1e" officeooo:paragraph-rsid="00175a1e"/>
    </style:style>
    <style:style style:name="P19" style:family="paragraph" style:parent-style-name="Standard">
      <style:text-properties officeooo:rsid="00175a1e" officeooo:paragraph-rsid="0017b5c6"/>
    </style:style>
    <style:style style:name="P20" style:family="paragraph" style:parent-style-name="Standard">
      <style:text-properties officeooo:paragraph-rsid="00175a1e"/>
    </style:style>
    <style:style style:name="P21" style:family="paragraph" style:parent-style-name="Standard">
      <style:text-properties officeooo:paragraph-rsid="0017b5c6"/>
    </style:style>
    <style:style style:name="P22" style:family="paragraph" style:parent-style-name="Standard">
      <style:text-properties officeooo:paragraph-rsid="00192607"/>
    </style:style>
    <style:style style:name="P23" style:family="paragraph" style:parent-style-name="Standard">
      <style:text-properties officeooo:paragraph-rsid="001a4489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d70be" officeooo:paragraph-rsid="000d70be" style:font-weight-asian="bold" style:font-weight-complex="bold"/>
    </style:style>
    <style:style style:name="P25" style:family="paragraph" style:parent-style-name="Standard">
      <style:text-properties officeooo:rsid="0010f6ca" officeooo:paragraph-rsid="00192607"/>
    </style:style>
    <style:style style:name="P26" style:family="paragraph" style:parent-style-name="Standard">
      <style:text-properties officeooo:rsid="0010f6ca" officeooo:paragraph-rsid="00121fd2"/>
    </style:style>
    <style:style style:name="P27" style:family="paragraph" style:parent-style-name="Standard">
      <style:text-properties officeooo:rsid="00121fd2" officeooo:paragraph-rsid="00121fd2"/>
    </style:style>
    <style:style style:name="P28" style:family="paragraph" style:parent-style-name="Standard">
      <style:text-properties officeooo:rsid="00121fd2" officeooo:paragraph-rsid="00175a1e"/>
    </style:style>
    <style:style style:name="P29" style:family="paragraph" style:parent-style-name="Standard">
      <style:text-properties officeooo:rsid="00121fd2" officeooo:paragraph-rsid="0017b5c6"/>
    </style:style>
    <style:style style:name="P30" style:family="paragraph" style:parent-style-name="Standard">
      <style:text-properties officeooo:rsid="00121fd2" officeooo:paragraph-rsid="00192607"/>
    </style:style>
    <style:style style:name="P31" style:family="paragraph" style:parent-style-name="Standard">
      <style:text-properties officeooo:rsid="00121fd2" officeooo:paragraph-rsid="001a4489"/>
    </style:style>
    <style:style style:name="P32" style:family="paragraph" style:parent-style-name="Standard">
      <style:text-properties officeooo:paragraph-rsid="001b3901"/>
    </style:style>
    <style:style style:name="P33" style:family="paragraph" style:parent-style-name="Standard">
      <style:text-properties officeooo:paragraph-rsid="00121fd2"/>
    </style:style>
    <style:style style:name="T1" style:family="text">
      <style:text-properties officeooo:rsid="000d70be"/>
    </style:style>
    <style:style style:name="T2" style:family="text">
      <style:text-properties officeooo:rsid="000e4188"/>
    </style:style>
    <style:style style:name="T3" style:family="text">
      <style:text-properties officeooo:rsid="000f1d5d"/>
    </style:style>
    <style:style style:name="T4" style:family="text">
      <style:text-properties officeooo:rsid="0010bd7f"/>
    </style:style>
    <style:style style:name="T5" style:family="text">
      <style:text-properties officeooo:rsid="0010f6ca"/>
    </style:style>
    <style:style style:name="T6" style:family="text">
      <style:text-properties officeooo:rsid="00121fd2"/>
    </style:style>
    <style:style style:name="T7" style:family="text">
      <style:text-properties officeooo:rsid="0014b3aa"/>
    </style:style>
    <style:style style:name="T8" style:family="text">
      <style:text-properties officeooo:rsid="0015f6f8"/>
    </style:style>
    <style:style style:name="T9" style:family="text">
      <style:text-properties officeooo:rsid="0017307b"/>
    </style:style>
    <style:style style:name="T10" style:family="text">
      <style:text-properties officeooo:rsid="00175a1e"/>
    </style:style>
    <style:style style:name="T11" style:family="text">
      <style:text-properties officeooo:rsid="0017b5c6"/>
    </style:style>
    <style:style style:name="T12" style:family="text">
      <style:text-properties officeooo:rsid="0018c6bd"/>
    </style:style>
    <style:style style:name="T13" style:family="text">
      <style:text-properties officeooo:rsid="00192607"/>
    </style:style>
    <style:style style:name="T14" style:family="text">
      <style:text-properties officeooo:rsid="001a4489"/>
    </style:style>
    <style:style style:name="T15" style:family="text">
      <style:text-properties officeooo:rsid="001b3901"/>
    </style:style>
    <style:style style:name="T16" style:family="text">
      <style:text-properties officeooo:rsid="001c99be"/>
    </style:style>
    <style:style style:name="T17" style:family="text">
      <style:text-properties officeooo:rsid="001e08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joras al SEO:</text:p>
      <text:p text:style-name="P3"/>
      <text:p text:style-name="P12">En un principio habia colocado las mismas keywords en todas las paginas, ahora las cambie y agregue las que estan relacionadas con el contenido de la pagina:</text:p>
      <text:p text:style-name="P2"/>
      <text:p text:style-name="P3">P<text:span text:style-name="T5">á</text:span>gina index:</text:p>
      <text:p text:style-name="P2"><text:span text:style-name="T1">-Ya tenia incorporadas keywords </text:span><text:span text:style-name="T3">(danza, baile, clases, ritmos…), </text:span><text:span text:style-name="T6">y </text:span><text:span text:style-name="T1">agregue </text:span><text:span text:style-name="T6">más</text:span><text:span text:style-name="T3">:</text:span><text:span text:style-name="T1"> profesorado, jazz, urbano, tap, reggaeton, coreografía, heels, </text:span><text:span text:style-name="T2">arte</text:span><text:span text:style-name="T1">.</text:span></text:p>
      <text:p text:style-name="P2">- <text:span text:style-name="T3">Modifique el title: “Time Step | Instituto de danza”</text:span></text:p>
      <text:p text:style-name="P2">- <text:span text:style-name="T3">Agregu</text:span><text:span text:style-name="T6">é</text:span><text:span text:style-name="T3"> description: “Clases de baile para todas las edades y niveles. Profesorado de </text:span><text:span text:style-name="T4">D</text:span><text:span text:style-name="T3">anzas </text:span><text:span text:style-name="T4">U</text:span><text:span text:style-name="T3">rbanas, </text:span><text:span text:style-name="T4">J</text:span><text:span text:style-name="T3">azz y </text:span><text:span text:style-name="T4">Ta</text:span><text:span text:style-name="T3">p.”</text:span></text:p>
      <text:p text:style-name="P16">- Agregue h1 al titulo del banner, ya que anteriormente tenia la etiqueta h<text:span text:style-name="T7">2.</text:span></text:p>
      <text:p text:style-name="P15">-<text:span text:style-name="T6">Agregue etiqueta h2 a los titulos de las secciones Clases, Staff y Horarios que anteriormente tenian la etiqueta h4.</text:span></text:p>
      <text:p text:style-name="P15">- <text:span text:style-name="T8">Agregue etiquetas strong.</text:span></text:p>
      <text:p text:style-name="P15">- <text:span text:style-name="T9">Comence a agregar texto real.</text:span></text:p>
      <text:p text:style-name="P26"/>
      <text:p text:style-name="P4">Página Instituto:</text:p>
      <text:p text:style-name="P14"><text:span text:style-name="T5">- </text:span><text:span text:style-name="T7">Agregue estas keywords: </text:span><text:span text:style-name="T5">instituto, historia, conocenos, danza, profesorado, arte.</text:span></text:p>
      <text:p text:style-name="P9">-<text:span text:style-name="T6">Modifiqué el title: “Time Step | Conocenos”</text:span></text:p>
      <text:p text:style-name="P15"><text:span text:style-name="T5">- </text:span><text:span text:style-name="T6">Agregué description: “El Instituto de Danzas Time Step, comenzó como un sueño individual de su directora Florencia Penas para convertirse en un sueño colectivo, en una gran familia...Conoce nuestra historia.”</text:span></text:p>
      <text:p text:style-name="P16">-Agregue h1 al titulo del banner, ya que anteriormente tenia la etiqueta h2.</text:p>
      <text:p text:style-name="P15"/>
      <text:p text:style-name="P8">Página Staff:</text:p>
      <text:p text:style-name="P20"><text:span text:style-name="T5">- </text:span><text:span text:style-name="T7">Agregue estas keywords: </text:span><text:span text:style-name="T10">profesores, bailarines, bailarina, bailarin, clases, enseñanza, staff, </text:span><text:span text:style-name="T17">excelencia</text:span><text:span text:style-name="T5">.</text:span></text:p>
      <text:p text:style-name="P10">-<text:span text:style-name="T6">Modifiqué el title: “Time Step | </text:span><text:span text:style-name="T10">Nuestro Staff</text:span><text:span text:style-name="T6">”</text:span></text:p>
      <text:p text:style-name="P20"><text:span text:style-name="T5">- </text:span><text:span text:style-name="T6">Agregué description: “</text:span><text:span text:style-name="T10">Contamos con un staff de bailarines profesionales y amantes de la enseñanza esperandote con la mejor onda.”</text:span></text:p>
      <text:p text:style-name="P28">-Agregue h1 al titulo del banner, ya que anteriormente tenia la etiqueta h2.</text:p>
      <text:p text:style-name="P18"/>
      <text:p text:style-name="P5">Página <text:span text:style-name="T11">Clases</text:span>:</text:p>
      <text:p text:style-name="P21"><text:span text:style-name="T5">- </text:span><text:span text:style-name="T7">Agregue estas keywords: </text:span><text:span text:style-name="T12">clases, baile, profesorado, jazz, urbano, tap, reggaeton, coregrafía, heels, contemporáneo.</text:span></text:p>
      <text:p text:style-name="P11">-<text:span text:style-name="T6">Modifiqué el title: “Time Step | </text:span><text:span text:style-name="T12">Nuestras c</text:span><text:span text:style-name="T11">lases</text:span><text:span text:style-name="T6">”</text:span></text:p>
      <text:p text:style-name="P21"><text:span text:style-name="T5">- </text:span><text:span text:style-name="T6">Agregué description: “</text:span><text:span text:style-name="T12">Podrás encontrar una gran variedad de <text:s/>ritmos y clases de baile, para todas las edades y niveles. Profesorador de Danzas Urbanas, jazz y Tap.”</text:span></text:p>
      <text:p text:style-name="P29">-Agregue h1 al titulo del banner, ya que anteriormente tenia la etiqueta h2.</text:p>
      <text:p text:style-name="P19"/>
      <text:p text:style-name="P6">Página <text:span text:style-name="T13">Horario</text:span>:</text:p>
      <text:p text:style-name="P22"><text:span text:style-name="T5">- </text:span><text:span text:style-name="T7">Agregue estas keywords: </text:span><text:span text:style-name="T13">horario, clases, grilla, baile, danza, jazz, urbano, tap, reggaeton.</text:span></text:p>
      <text:p text:style-name="P12">-<text:span text:style-name="T6">Modifiqué el title: “Time Step | </text:span><text:span text:style-name="T13">Horario</text:span><text:span text:style-name="T6">”</text:span></text:p>
      <text:p text:style-name="P22"><text:span text:style-name="T5">- </text:span><text:span text:style-name="T6">Agregué description: “</text:span><text:span text:style-name="T13">Contamos con una amplia oferta de clases y horarios para que puedas elegir de lunes a sábados.</text:span><text:span text:style-name="T12">”</text:span></text:p>
      <text:p text:style-name="P30">-Agregue h1 al titulo del banner, ya que anteriormente tenia la etiqueta h2.</text:p>
      <text:p text:style-name="P17"/>
      <text:p text:style-name="P7">Página <text:span text:style-name="T17">Contacto</text:span>:</text:p>
      <text:p text:style-name="P23"><text:span text:style-name="T5">- </text:span><text:span text:style-name="T7">Agregue estas keywords: </text:span><text:span text:style-name="T14">contacto, escribinos, ubicación, redes sociales, direccion, email, teléfono, </text:span><text:span text:style-name="T16">Capital Federal, Buenos Aires, Argentina</text:span><text:span text:style-name="T13">.</text:span></text:p>
      <text:p text:style-name="P13">-<text:span text:style-name="T6">Modifiqué el title: “Time Step | </text:span><text:span text:style-name="T14">Contactanos</text:span><text:span text:style-name="T6">”</text:span></text:p>
      <text:p text:style-name="P23"><text:soft-page-break/><text:span text:style-name="T5">- </text:span><text:span text:style-name="T6">Agregué description: “</text:span><text:span text:style-name="T14">Time Step se encuetra en Av. Nazca N°1463 -CABA-Argentina. Ponete en contacto con nosotros. Seguinos en nuestras redes sociales</text:span><text:span text:style-name="T12">”</text:span></text:p>
      <text:p text:style-name="P31">-Agregue h1 al titulo del banner, ya que anteriormente tenia la etiqueta h2</text:p>
      <text:p text:style-name="P31"/>
      <text:p text:style-name="P32"><text:span text:style-name="T15">Finalmente realice un Sitemap para los buscadores (ver archivo en github)</text:span></text:p>
      <text:p text:style-name="P3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9:18:02.997676227</meta:creation-date>
    <dc:date>2022-06-12T19:36:26.107817692</dc:date>
    <meta:editing-duration>PT12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6" meta:word-count="432" meta:character-count="2836" meta:non-whitespace-character-count="2439"/>
  </office:meta>
</office:document-meta>
</file>